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egoeUI, 'Helvetica Neue', Helvetica, Arial,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Text_20_body">
      <style:text-properties fo:font-variant="normal" fo:text-transform="none" fo:color="#24292e" style:font-name="Times New Roman" fo:font-size="16pt" fo:letter-spacing="normal" fo:font-style="normal" fo:font-weight="normal" style:font-size-asian="16pt" style:font-size-complex="16pt"/>
    </style:style>
    <style:style style:name="P2" style:family="paragraph" style:parent-style-name="Text_20_body" style:list-style-name="L32">
      <style:paragraph-properties fo:margin-top="0in" fo:margin-bottom="0.1665in" fo:orphans="2" fo:widows="2"/>
      <style:text-properties fo:font-variant="normal" fo:text-transform="none" fo:color="#24292e" style:font-name="Times New Roman" fo:font-size="16pt" fo:letter-spacing="normal" fo:font-style="normal" fo:font-weight="normal" style:font-size-asian="16pt" style:font-size-complex="16pt"/>
    </style:style>
    <style:style style:name="P3" style:family="paragraph" style:parent-style-name="Standard">
      <style:text-properties fo:color="#ff3333" style:font-name="Times New Roman" fo:font-size="16pt" style:font-size-asian="16pt" style:font-size-complex="16pt"/>
    </style:style>
    <style:style style:name="P4" style:family="paragraph" style:parent-style-name="Standard">
      <style:text-properties fo:font-size="18pt" style:font-size-asian="18pt" style:font-size-complex="18pt"/>
    </style:style>
    <style:style style:name="P5" style:family="paragraph" style:parent-style-name="Standard" style:list-style-name="L33">
      <style:text-properties fo:font-size="18pt" style:font-size-asian="18pt" style:font-size-complex="1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7">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0">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tab/><text:tab/>Hi I am Hao, today I will talk about a web application that I designed and give you a demonstration of some of the features I will mention in the slides. The application is designed for businesses that have many stores at different locations and a large customer base and inventory to manage. </text:p>
      <text:p text:style-name="P4"><text:tab/><text:tab/>This application uses a design model called Model View Controller where each module handles its own section of functionalities. A lot of frameworks are used in the process, .Net is used for domain class models, Entity Framework is used for database models, ASP .NET is used to handle controller and view. The application has been setup in a pipeline on Azure DevOps, it is going to be built and get test by SonarCloud and deployed to Azure App Service automatically.</text:p>
      <text:p text:style-name="P4"><text:tab/><text:tab/>This application is designed for regular customers as well as admins of businesses. This is the general process of how a customer places his order. A customer logs in and get verified, selects a product, places it in a cart, places an order, the order could go through or fail. Also, the customer is able to view his order history in detail.</text:p>
      <text:p text:style-name="P4"><text:tab/><text:tab/>For admins, depends on their access levels, they are able to manage one store or multiple stores. The red boxes mean that client-side and server-side validation are used in the process.</text:p>
      <text:p text:style-name="P4"><text:tab/><text:tab/>Alright, time for some actions</text:p>
      <text:list xml:id="list2245952206861419488" text:style-name="L33">
        <text:list-item>
          <text:p text:style-name="P5">login</text:p>
        </text:list-item>
        <text:list-item>
          <text:p text:style-name="P5">select 2 items, 1 with high quantity, 1 normal</text:p>
        </text:list-item>
        <text:list-item>
          <text:p text:style-name="P5">TempData, go to cart, won't process, edit the high quantity, proceed, placeholder for options, place an order</text:p>
        </text:list-item>
        <text:list-item>
          <text:p text:style-name="P5">go to my order, see the newly placed order, and details</text:p>
        </text:list-item>
        <text:list-item>
          <text:p text:style-name="P5">login as an admin, manage product, edit, change everything except the ID, but duplicated names will be checked, create and delete both works. </text:p>
        </text:list-item>
        <text:list-item>
          <text:p text:style-name="P5">Manage customer, search by name, create a new customer here, </text:p>
        </text:list-item>
        <text:list-item>
          <text:p text:style-name="P5"><text:soft-page-break/>and edit and delete</text:p>
        </text:list-item>
        <text:list-item>
          <text:p text:style-name="P5">Manage order, see all customers at this store, see all the orders , see the order detail</text:p>
        </text:list-item>
        <text:list-item>
          <text:p text:style-name="P5">logging are managed by built-in functionalities of ASP. NET </text:p>
        </text:list-item>
      </text:list>
      <text:p text:style-name="P4"><text:tab/><text:tab/></text:p>
      <text:p text:style-name="P4"/>
      <text:p text:style-name="P4"><text:tab/></text:p>
      <text:p text:style-name="P4"/>
      <text:p text:style-name="P1">place orders to store locations for customers</text:p>
      <text:list xml:id="list1633262407455468753" text:style-name="L32">
        <text:list-item>
          <text:p text:style-name="P2">add a new customer</text:p>
        </text:list-item>
        <text:list-item>
          <text:p text:style-name="P2">search customers by name</text:p>
        </text:list-item>
        <text:list-item>
          <text:p text:style-name="P2">display details of an order</text:p>
        </text:list-item>
        <text:list-item>
          <text:p text:style-name="P2">display all order history of a store location</text:p>
        </text:list-item>
        <text:list-item>
          <text:p text:style-name="P2">display all order history of a customer</text:p>
        </text:list-item>
        <text:list-item>
          <text:p text:style-name="P2">client-side validation [new]</text:p>
        </text:list-item>
        <text:list-item>
          <text:p text:style-name="P2">server-side validation [new]</text:p>
        </text:list-item>
        <text:list-item>
          <text:p text:style-name="P2">exception handling</text:p>
        </text:list-item>
        <text:list-item>
          <text:p text:style-name="P2">CSRF prevention [new]</text:p>
        </text:list-item>
        <text:list-item>
          <text:p text:style-name="P2">persistent data; no prices, customers, order history, etc. hardcoded in C#</text:p>
        </text:list-item>
        <text:list-item>
          <text:p text:style-name="P2">logging of exceptions, EF SQL commands, and other events [newly required]</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egoeUI, 'Helvetica Neue', Helvetica, Arial, sans-serif"/>
    <style:font-face style:name="apple-system" svg:font-family="apple-system, BlinkMacSystemFont, 'Segoe UI', Helvetica, Arial, sans-serif, 'Apple Color Emoji', 'Segoe UI Emoji'"/>
    <style:font-face style:name="Lucida Sans1" svg:font-family="'Lucida Sans'" style:font-family-generic="swiss"/>
    <style:font-face style:name="Courier New" svg:font-family="'Courier New'" style:font-family-generic="modern" style:font-pitch="fixed"/>
    <style:font-face style:name="新宋体" svg:font-family="新宋体"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宋体"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微软雅黑"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新宋体"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1T10:27:02.31</meta:creation-date>
    <meta:generator>OpenOffice/4.1.3$Win32 OpenOffice.org_project/413m1$Build-9783</meta:generator>
    <dc:date>2020-12-08T11:08:01.54</dc:date>
    <meta:editing-duration>P4DT19H30M16S</meta:editing-duration>
    <meta:editing-cycles>64</meta:editing-cycles>
    <meta:document-statistic meta:table-count="0" meta:image-count="0" meta:object-count="0" meta:page-count="2" meta:paragraph-count="28" meta:word-count="420" meta:character-count="2373"/>
  </office:meta>
</office:document-meta>
</file>